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1B000056ED00004E462E13660B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b2b2b2" draw:fill="solid" draw:fill-color="#cccccc" draw:textarea-horizontal-align="left" draw:textarea-vertical-align="top" draw:auto-grow-height="false" fo:min-height="0cm" fo:min-width="0cm" fo:wrap-option="wrap" draw:shadow="visible" draw:shadow-offset-x="0.203cm" draw:shadow-offset-y="0.203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font-size="18pt"/>
    </style:style>
    <style:style style:name="T1" style:family="text">
      <style:text-properties fo:font-size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TP Transit Index and TriMet 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<text:span text:style-name="T1">Data and functional gaps in the </text:span></text:p>
            <text:p text:style-name="P1"><text:span text:style-name="T1">Transit Index regarding TriMet data</text:span></text:p>
            <text:p text:style-name="P1"><text:span text:style-name="T1"/></text:p>
            <text:p text:style-name="P1"><text:span text:style-name="T2">November 2016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ssue #1: current stops</text:p>
          </draw:text-box>
        </draw:frame>
        <draw:frame draw:style-name="gr2" draw:text-style-name="P3" draw:layer="layout" svg:width="17.461cm" svg:height="15.723cm" svg:x="1.752cm" svg:y="4.317cm">
          <draw:image xlink:href="Pictures/2000001B000056ED00004E462E13660B.svm" xlink:type="simple" xlink:show="embed" xlink:actuate="onLoad">
            <text:p/>
          </draw:image>
        </draw:frame>
        <draw:custom-shape draw:style-name="gr3" draw:text-style-name="P4" draw:layer="layout" svg:width="9.809cm" svg:height="9.682cm" draw:transform="rotate (0.000698131700797243) translate (17.872cm 4.796cm)">
          <text:p text:style-name="P4">Things to look at:</text:p>
          <text:p text:style-name="P4"/>
          <text:list text:style-name="L3">
            <text:list-item>
              <text:p text:style-name="P4">On ride.trimet.org stops are only shown that are currently <text:span text:style-name="T3">active</text:span></text:p>
              <text:p text:style-name="P4"/>
            </text:list-item>
            <text:list-item>
              <text:p text:style-name="P4"><text:span text:style-name="T4">Look at the circles between this page and the next, and notice how many more stops show up on call.trimet.org</text:span></text:p>
            </text:list-item>
          </text:list>
          <draw:enhanced-geometry svg:viewBox="0 0 21600 21600" draw:glue-points="10800 0 0 10800 10800 21600 21600 10800 ?f40 ?f41" draw:text-areas="0 0 21600 21600" draw:mirror-horizontal="false" draw:mirror-vertical="false" draw:type="rectangular-callout" draw:modifiers="-13543.4862385321 19268.90426520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ssue #1: current stops</text:p>
          </draw:text-box>
        </draw:frame>
        <draw:frame draw:style-name="gr2" draw:text-style-name="P3" draw:layer="layout" svg:width="17.461cm" svg:height="15.723cm" svg:x="1.752cm" svg:y="4.317cm">
          <draw:image xlink:href="Pictures/2000001B000056ED00004E462E13660B.svm" xlink:type="simple" xlink:show="embed" xlink:actuate="onLoad">
            <text:p/>
          </draw:image>
        </draw:frame>
        <draw:custom-shape draw:style-name="gr3" draw:text-style-name="P4" draw:layer="layout" svg:width="9.809cm" svg:height="9.682cm" draw:transform="rotate (0.000698131700797243) translate (17.872cm 4.796cm)">
          <text:p text:style-name="P4">Things to look at:</text:p>
          <text:p text:style-name="P4"/>
          <text:list text:style-name="L3">
            <text:list-item>
              <text:p text:style-name="P4">On ride.trimet.org stops are only shown that are currently <text:span text:style-name="T3">active</text:span></text:p>
              <text:p text:style-name="P4"/>
            </text:list-item>
            <text:list-item>
              <text:p text:style-name="P4"><text:span text:style-name="T4">Look at the circles between this page and the next, and notice how many more stops show up on call.trimet.org</text:span></text:p>
            </text:list-item>
          </text:list>
          <draw:enhanced-geometry svg:viewBox="0 0 21600 21600" draw:glue-points="10800 0 0 10800 10800 21600 21600 10800 ?f40 ?f41" draw:text-areas="0 0 21600 21600" draw:mirror-horizontal="false" draw:mirror-vertical="false" draw:type="rectangular-callout" draw:modifiers="-13543.4862385321 19268.90426520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rank Purcell</meta:initial-creator>
    <meta:creation-date>2016-11-14T16:57:13.78</meta:creation-date>
    <meta:editing-duration>PT19H48M42S</meta:editing-duration>
    <meta:editing-cycles>18</meta:editing-cycles>
    <dc:date>2016-11-15T13:01:05.37</dc:date>
    <dc:creator>Frank Purcell</dc:creator>
    <meta:generator>OpenOffice/4.1.3$Win32 OpenOffice.org_project/413m1$Build-9783</meta:generator>
    <meta:document-statistic meta:object-count="35"/>
  </office:meta>
</office:document-meta>
</file>